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13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2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fo:background-color="#00a933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39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fo:color="#000000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40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Jekyll-Post-name</text:p>
          </table:table-cell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39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2024-01-09-how-to-do-business-on-the-web-in-2024.md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0-how-to-start-an-online-business-in-2024-and-some-lucrative-ideas.md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table:style-name="ce11"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1-reasons-why-email-marketing-is-so-important.md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2-marketing-strategy-what-it-is-how-it-works-how-to-create-one.md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5-lead-generation-strategies-to-grow-your-business.md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5-the-ultimate-guide-to-lead-generation-software-and-how-to-use-it.md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6-how-to-grow-your-email-list-in-2024.md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6-lead-nurturing-best-practices-the-ultimate-guide.md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6-reasons-business-use-email-marketing.md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table:style-name="ce5" office:value-type="string" calcext:value-type="string">
            <text:p>https://www.web.com/blog/email-subject-lines/</text:p>
          </table:table-cell>
          <table:table-cell table:style-name="ce9"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7-best-ways-grow-email-list.md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7-how-to-create-newsworthy-content.md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7-small-business-need-ppc.md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7-use-personalization-boost-sales.md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8-small-business-seo-guide.md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8-successful-way-market-to-teens.md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9-on-page-vs-off-page-seo.md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1"/>
        </table:table-row>
        <table:table-row table:style-name="ro3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0-site-strategies-8-ways-to-keep-website-content-freshs.md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1-put-online-reviews-to-work-for-your-business.md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2-internal-linking-seo-strategy-guide.md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3-how-to-create-a-content-calendar-for-your-small-business.md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4-easy-ways-update-business-website.md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4-marketing-plan.md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5-content-marketing-for-small-businesses.md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5-create-product-landing-page-sells.md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2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9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6-marketing-funnel.md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41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20" office:value-type="string" calcext:value-type="string">
            <text:p>https://www.web.com/blog/lead-generation-software/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7-small-business-marketing.md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8-facebook-ads-guide.md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9-facebook-ads-manager.md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30-how-much-should-you-invest-planning-your-facebook-budget.md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31-why-dedicated-landing-pages-matter.md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1-conversion-rate.md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2-7-tips-for-creating-a-mobile-friendly-website.md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3-the-ultimate-guide-to-creating-an-online-course.md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4-does-your-website-need-a-blog.md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4-guide-grow-email-list.md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3"/>
        </table:table-row>
        <table:table-row table:style-name="ro2">
          <table:table-cell table:style-name="ce5"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5-guide-to-getting-started-wordpress.md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3"/>
        </table:table-row>
        <table:table-row table:style-name="ro2">
          <table:table-cell table:style-name="ce5" office:value-type="string" calcext:value-type="string">
            <text:p>How to attract more visitors to your sit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6-website-attract-new-customers.md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2"/>
        </table:table-row>
        <table:table-row table:style-name="ro2">
          <table:table-cell table:style-name="ce5" office:value-type="string" calcext:value-type="string">
            <text:p>Market research: Your guide to understanding your customers’ need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7-how-to-do-market-research.md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Why you should personalize your online customer experienc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8-personalize-online-customer-experience.md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7"/>
        </table:table-row>
        <table:table-row table:style-name="ro3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9-the-ultimate-ppc-strategy-for-small-businesses.md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Understanding search engine optimization: What is SEO?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10-what-is-seo.md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5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1-internal-linking-seo-strategy-guide.md</text:p>
          </table:table-cell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09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2-on-page-vs-off-page-seo.md</text:p>
          </table:table-cell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7"/>
        </table:table-row>
        <table:table-row table:style-name="ro3">
          <table:table-cell table:style-name="ce5"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22" office:value-type="string" calcext:value-type="string">
            <text:p>2024-02-13-SEO-vs-PPC-Whats-the-difference-and-why-you-need-both.md</text:p>
          </table:table-cell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7"/>
        </table:table-row>
        <table:table-row table:style-name="ro2">
          <table:table-cell table:style-name="ce11"/>
          <table:table-cell table:style-name="ce5"/>
          <table:table-cell table:style-name="ce22" office:value-type="string" calcext:value-type="string">
            <text:p>2024-02-14-benefits-of-seo.md</text:p>
          </table:table-cell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6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15-website-design-best-practices.md</text:p>
          </table:table-cell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office:value-type="string" calcext:value-type="string">
            <text:p>https://www.web.com/blog/start/website-design/website-design-best-practices</text:p>
          </table:table-cell>
          <table:table-cell table:style-name="ce11" table:number-columns-repeated="1017"/>
        </table:table-row>
        <table:table-row table:style-name="ro3">
          <table:table-cell table:style-name="ce9" table:number-columns-repeated="2"/>
          <table:table-cell table:style-name="ce22" office:value-type="string" calcext:value-type="string">
            <text:p>2024-02-16-guide-on-how-to-choose-which-products-to-sell-online.md</text:p>
          </table:table-cell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9" table:number-columns-repeated="2"/>
          <table:table-cell table:style-name="ce22" office:value-type="string" calcext:value-type="string">
            <text:p>2024-02-17-affordable-marketing-ideas-in-2024.md</text:p>
          </table:table-cell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4"/>
        </table:table-row>
        <table:table-row table:style-name="ro2">
          <table:table-cell table:style-name="ce5"/>
          <table:table-cell table:style-name="ce25"/>
          <table:table-cell table:style-name="ce22" office:value-type="string" calcext:value-type="string">
            <text:p>2024-02-18-how-to-find-the-best-keywords.md</text:p>
          </table:table-cell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1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9-technical-seo.md</text:p>
          </table:table-cell>
          <table:table-cell table:style-name="ce5" office:value-type="string" calcext:value-type="string">
            <text:p>technical-seo</text:p>
          </table:table-cell>
          <table:table-cell table:style-name="ce5" table:number-columns-repeated="2"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8"/>
        </table:table-row>
        <table:table-row table:style-name="ro2">
          <table:table-cell table:style-name="ce9" table:number-columns-repeated="2"/>
          <table:table-cell table:style-name="ce22" office:value-type="string" calcext:value-type="string">
            <text:p>2024-02-20-what-is-schema-markup-seo-benefits.md</text:p>
          </table:table-cell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9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5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21-ecommerce-site-too-slow.md</text:p>
          </table:table-cell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office:value-type="string" calcext:value-type="string">
            <text:p>https://www.web.com/blog/ecommerce-site-too-slow/</text:p>
          </table:table-cell>
          <table:table-cell table:style-name="ce25" table:number-columns-repeated="1017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2-what-do-customers-care-about-in-your-online-reviews.md</text:p>
          </table:table-cell>
          <table:table-cell table:style-name="ce5" office:value-type="string" calcext:value-type="string">
            <text:p>what-do-customers-care-about-in-your-online-reviews</text:p>
          </table:table-cell>
          <table:table-cell table:style-name="ce5" table:number-columns-repeated="2"/>
          <table:table-cell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0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23-what-are-local-seo-services.md</text:p>
          </table:table-cell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09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4-how-to-choose-your-ecommerce-business-model.md</text:p>
          </table:table-cell>
          <table:table-cell table:style-name="ce5" office:value-type="string" calcext:value-type="string">
            <text:p>how-to-choose-your-ecommerce-business-model</text:p>
          </table:table-cell>
          <table:table-cell table:style-name="ce5" table:number-columns-repeated="2"/>
          <table:table-cell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9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1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5-how-to-start-an-ecommerce-business-part-time.md</text:p>
          </table:table-cell>
          <table:table-cell table:style-name="ce5" office:value-type="string" calcext:value-type="string">
            <text:p>how-to-start-an-ecommerce-business-part-time</text:p>
          </table:table-cell>
          <table:table-cell table:style-name="ce5" table:number-columns-repeated="2"/>
          <table:table-cell table:style-name="ce41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/>
          <table:table-cell table:style-name="ce25" table:number-columns-repeated="3"/>
          <table:table-cell/>
          <table:table-cell table:style-name="ce25" table:number-columns-repeated="1001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6-power-of-storytelling-in-marketing-and-branding.md</text:p>
          </table:table-cell>
          <table:table-cell table:style-name="ce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1011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27-what-is-dropshipping.md</text:p>
          </table:table-cell>
          <table:table-cell table:style-name="ce11" office:value-type="string" calcext:value-type="string">
            <text:p>what-is-dropshipping</text:p>
          </table:table-cell>
          <table:table-cell table:style-name="ce11"/>
          <table:table-cell table:style-name="ce25"/>
          <table:table-cell office:value-type="string" calcext:value-type="string">
            <text:p>https://www.web.com/blog/what-is-dropshipp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write-a-good-ecommerce-return-policy</text:p>
          </table:table-cell>
          <table:table-cell table:style-name="ce11" office:value-type="string" calcext:value-type="string">
            <text:p>https://www.web.com/blog/grow/marketing/put-online-reviews-to-work-for-your-business</text:p>
          </table:table-cell>
          <table:table-cell table:style-name="ce25" office:value-type="string" calcext:value-type="string">
            <text:p>https://www.web.com/blog/manage/operations/do-i-need-to-invest-in-website-security</text:p>
          </table:table-cell>
          <table:table-cell table:style-name="ce25"/>
          <table:table-cell table:style-name="ce25" office:value-type="string" calcext:value-type="string">
            <text:p>https://www.web.com/blog/manage/operations/how-do-ssl-certificates-work-and-how-do-they-provide-security-</text:p>
          </table:table-cell>
          <table:table-cell table:style-name="ce25" table:number-columns-repeated="1007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28-ab-testing.md</text:p>
          </table:table-cell>
          <table:table-cell table:style-name="ce5" office:value-type="string" calcext:value-type="string">
            <text:p>ab-testing</text:p>
          </table:table-cell>
          <table:table-cell table:style-name="ce25" table:number-columns-repeated="2"/>
          <table:table-cell office:value-type="string" calcext:value-type="string">
            <text:p>https://www.web.com/blog/ab-test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eps-plan-website-redesign/</text:p>
          </table:table-cell>
          <table:table-cell table:style-name="ce25" table:number-columns-repeated="1011"/>
        </table:table-row>
        <table:table-row table:style-name="ro2">
          <table:table-cell table:style-name="ce5" table:number-columns-repeated="2"/>
          <table:table-cell table:style-name="ce23" office:value-type="string" calcext:value-type="string">
            <text:p><text:span text:style-name="T1">24-02-29-</text:span>email-subject-lines.md</text:p>
          </table:table-cell>
          <table:table-cell table:style-name="ce5" office:value-type="string" calcext:value-type="string">
            <text:p>email-subject-lines</text:p>
          </table:table-cell>
          <table:table-cell table:style-name="ce25" table:number-columns-repeated="2"/>
          <table:table-cell office:value-type="string" calcext:value-type="string">
            <text:p>https://www.web.com/blog/email-subject-lin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blog/successful-email-marketing-think-mobile-first/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09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2024-03-01-what-is-user-generated-content-and-how-is-it-helpful</text:p>
          </table:table-cell>
          <table:table-cell table:style-name="ce13" office:value-type="string" calcext:value-type="string">
            <text:p>what-is-user-generated-content-and-how-is-it-helpful</text:p>
          </table:table-cell>
          <table:table-cell table:style-name="ce25" table:number-columns-repeated="2"/>
          <table:table-cell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5"/>
          <table:table-cell table:style-name="ce10" office:value-type="string" calcext:value-type="string">
            <text:p>CERCARE BACKLINK INTERNI DA INSERIRE</text:p>
          </table:table-cell>
          <table:table-cell table:style-name="ce25" table:number-columns-repeated="101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2024-03-03-what-is-affiliate-marketing</text:p>
          </table:table-cell>
          <table:table-cell table:style-name="ce9" office:value-type="string" calcext:value-type="string">
            <text:p>what-is-affiliate-marketing</text:p>
          </table:table-cell>
          <table:table-cell table:style-name="ce25" table:number-columns-repeated="2"/>
          <table:table-cell office:value-type="string" calcext:value-type="string">
            <text:p>https://www.web.com/blog/what-is-affiliate-marketing/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lead-generation-software/</text:p>
          </table:table-cell>
          <table:table-cell table:style-name="ce25" office:value-type="string" calcext:value-type="string">
            <text:p>https://www.web.com/blog/brand-name-protection-5-steps/</text:p>
          </table:table-cell>
          <table:table-cell table:style-name="ce25" office:value-type="string" calcext:value-type="string">
            <text:p>https://www.privacypolicies.com/blog/affiliate-marketing-legal-considerations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2024-03-04-email-marketing-for-mobile</text:p>
          </table:table-cell>
          <table:table-cell table:style-name="ce9" office:value-type="string" calcext:value-type="string">
            <text:p>email-marketing-for-mobile</text:p>
          </table:table-cell>
          <table:table-cell table:style-name="ce25" table:number-columns-repeated="2"/>
          <table:table-cell office:value-type="string" calcext:value-type="string">
            <text:p>https://www.web.com/blog/email-marketing-for-mobile/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style-name="ce25" table:number-columns-repeated="1011"/>
        </table:table-row>
        <table:table-row table:style-name="ro2">
          <table:table-cell table:style-name="ce25" table:number-columns-repeated="2"/>
          <table:table-cell table:style-name="ce25" office:value-type="string" calcext:value-type="string">
            <text:p>2024-03-05-what-is-ecommerce-the-basics-of-selling-online</text:p>
          </table:table-cell>
          <table:table-cell table:style-name="ce25" office:value-type="string" calcext:value-type="string">
            <text:p>what-is-ecommerce-the-basics-of-selling-online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start/website-design/ai-content-writer</text:p>
          </table:table-cell>
          <table:table-cell table:style-name="ce25" table:number-columns-repeated="1010"/>
        </table:table-row>
        <table:table-row table:style-name="ro2" table:number-rows-repeated="8">
          <table:table-cell table:style-name="ce25" table:number-columns-repeated="6"/>
          <table:table-cell/>
          <table:table-cell table:style-name="ce25" table:number-columns-repeated="1017"/>
        </table:table-row>
        <table:table-row table:style-name="ro4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6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0:32:11.734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20T11:24:57.704000000</dc:date>
    <meta:editing-duration>P1DT4H54M5S</meta:editing-duration>
    <meta:editing-cycles>99</meta:editing-cycles>
    <meta:generator>LibreOffice/7.2.0.4$Windows_X86_64 LibreOffice_project/9a9c6381e3f7a62afc1329bd359cc48accb6435b</meta:generator>
    <meta:document-statistic meta:table-count="1" meta:cell-count="536" meta:object-count="0"/>
  </office:meta>
</office:document-meta>
</file>